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8346in"/>
    </style:style>
    <style:style style:name="co9" style:family="table-column">
      <style:table-column-properties fo:break-before="auto" style:column-width="1.7772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6.9898in"/>
    </style:style>
    <style:style style:name="co15" style:family="table-column">
      <style:table-column-properties fo:break-before="auto" style:column-width="5.13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66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4]*[.F4]" office:value-type="float" office:value="112" calcext:value-type="float">
            <text:p>112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, Thor, JB115,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6]*[.F16]" office:value-type="float" office:value="30" calcext:value-type="float">
            <text:p>30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20]*[.F20]" office:value-type="float" office:value="448" calcext:value-type="float">
            <text:p>448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21]*[.F21]" office:value-type="float" office:value="752" calcext:value-type="float">
            <text:p>752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4.9" calcext:value-type="float">
            <text:p>54.9000</text:p>
          </table:table-cell>
          <table:table-cell table:style-name="ce2" office:value-type="float" office:value="7.75" calcext:value-type="float">
            <text:p>7.750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5]*[.F25]"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27]*[.F27]" office:value-type="float" office:value="260.4" calcext:value-type="float">
            <text:p>260.4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Challeng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29]*[.F29]" office:value-type="float" office:value="714" calcext:value-type="float">
            <text:p>714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32]*[.F32]" office:value-type="float" office:value="497" calcext:value-type="float">
            <text:p>497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Bold Tern, Vole au vent,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568" calcext:value-type="float">
            <text:p>55.5680</text:p>
          </table:table-cell>
          <table:table-cell table:style-name="ce2" office:value-type="float" office:value="7.655" calcext:value-type="float">
            <text:p>7.6550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43]*[.F43]" office:value-type="float" office:value="406.7" calcext:value-type="float">
            <text:p>406.7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44]*[.F44]" office:value-type="float" office:value="1218" calcext:value-type="float">
            <text:p>1218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50]*[.F50]" office:value-type="float" office:value="576" calcext:value-type="float">
            <text:p>576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57]*[.F57]" office:value-type="float" office:value="396" calcext:value-type="float">
            <text:p>39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59]*[.F59]" office:value-type="float" office:value="950" calcext:value-type="float">
            <text:p>950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66]*[.F66]" office:value-type="float" office:value="369.6" calcext:value-type="float">
            <text:p>369.6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67]*[.F67]" office:value-type="float" office:value="218.5" calcext:value-type="float">
            <text:p>218.5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79]*[.F79]"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92]*[.F92]" office:value-type="float" office:value="202.56" calcext:value-type="float">
            <text:p>202.5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4]*[.F104]"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 table:number-rows-repeated="10484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8">
      <number:minutes number:style="long"/>
      <number:text>:</number:text>
      <number:seconds number:style="long" number:decimal-places="1"/>
    </number:time-style>
    <number:date-style style:name="N161P0" style:volatile="true">
      <number:day number:style="long"/>
      <number:text>.</number:text>
      <number:month number:style="long"/>
      <number:text>.</number:text>
      <number:year/>
    </number:date-style>
    <number:text-style style:name="N161">
      <number:text-content/>
      <style:map style:condition="value()&lt;=1.7976931348623157E+308" style:apply-style-name="N161P0"/>
    </number:text-style>
    <number:date-style style:name="N15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59">
      <number:text-content/>
      <style:map style:condition="value()&lt;=1.7976931348623157E+308" style:apply-style-name="N159P0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day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">
      <number:number number:decimal-places="1" number:min-decimal-places="1" number:min-integer-digits="1"/>
    </number:number-style>
    <number:date-style style:name="N121">
      <number:day/>
      <number:text>-</number:text>
      <number:month number:textual="true"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P0" style:volatile="true">
      <number:month number:style="long"/>
      <number:text>.</number:text>
      <number:day number:style="long"/>
      <number:text>.</number:text>
      <number:year/>
    </number:date-style>
    <number:text-style style:name="N123">
      <number:text-content/>
      <style:map style:condition="value()&lt;=1.7976931348623157E+308" style:apply-style-name="N123P0"/>
    </number:text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">
      <number:number number:decimal-places="3" number:min-decimal-places="3" number:min-integer-digits="1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24">
      <number:minutes number:style="long"/>
      <number:text>:</number:text>
      <number:seconds number:style="long"/>
    </number:time-style>
    <number:number-style style:name="N166">
      <number:number number:decimal-places="4" number:min-decimal-places="4" number:min-integer-digits="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62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64">
      <number:month number:textual="true"/>
      <number:text>-</number:text>
      <number:year/>
    </number:date-style>
    <number:time-style style:name="N135">
      <number:hours/>
      <number:text>:</number:text>
      <number:minutes number:style="long"/>
    </number:tim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30T12:57:41.055310105</dc:date>
    <meta:editing-duration>PT4H6M28S</meta:editing-duration>
    <meta:editing-cycles>16</meta:editing-cycles>
    <meta:document-statistic meta:table-count="1" meta:cell-count="1342" meta:object-count="0"/>
  </office:meta>
</office:document-meta>
</file>